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ff0000" draw:textarea-horizontal-align="center" draw:textarea-vertical-align="middle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9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93cm"/>
    </style:style>
    <style:style style:name="gr5" style:family="graphic" style:parent-style-name="standard">
      <style:graphic-properties draw:marker-start="" draw:marker-end="Rounded_20_large_20_Arrow" draw:marker-end-width="0.25cm" draw:textarea-horizontal-align="center" draw:textarea-vertical-align="middle"/>
    </style:style>
    <style:style style:name="gr6" style:family="graphic" style:parent-style-name="standard">
      <style:graphic-properties draw:marker-start="Arrow" draw:marker-end="" draw:marker-end-width="0.25cm" draw:textarea-horizontal-align="center" draw:textarea-vertical-align="middle"/>
    </style:style>
    <style:style style:name="gr7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1cm" fo:min-width="1.1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text-properties fo:font-size="44pt"/>
    </style:style>
    <style:style style:name="T1" style:family="text">
      <style:text-properties fo:font-size="24pt"/>
    </style:style>
    <style:style style:name="T2" style:family="text">
      <style:text-properties fo:font-size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7.48cm" svg:height="2.905cm" svg:x="0cm" svg:y="0cm">
          <text:p text:style-name="P4"/>
        </draw:rect>
        <draw:ellipse draw:style-name="gr2" draw:text-style-name="P3" draw:layer="layout" svg:width="3.067cm" svg:height="1.387cm" svg:x="0.237cm" svg:y="0.612cm">
          <text:p text:style-name="P2"><text:span text:style-name="T1">Auction</text:span></text:p>
        </draw:ellipse>
        <draw:frame draw:style-name="gr3" draw:text-style-name="P5" draw:layer="layout" svg:width="3.546cm" svg:height="1.271cm" svg:x="18.044cm" svg:y="1.154cm">
          <draw:text-box>
            <text:p text:style-name="P4"><text:span text:style-name="T1">ToolBus</text:span></text:p>
          </draw:text-box>
        </draw:frame>
        <draw:frame draw:style-name="gr4" draw:text-style-name="P5" draw:layer="layout" svg:width="2.534cm" svg:height="1.271cm" svg:x="18.573cm" svg:y="6.704cm">
          <draw:text-box>
            <text:p text:style-name="P4"><text:span text:style-name="T1">Tools</text:span></text:p>
          </draw:text-box>
        </draw:frame>
        <draw:line draw:style-name="gr5" draw:text-style-name="P1" draw:layer="layout" svg:x1="1.998cm" svg:y1="1.999cm" svg:x2="1.998cm" svg:y2="6.558cm">
          <text:p text:style-name="P4"/>
        </draw:line>
        <draw:line draw:style-name="gr6" draw:text-style-name="P1" draw:layer="layout" svg:x1="1.453cm" svg:y1="1.901cm" svg:x2="1.454cm" svg:y2="6.54cm">
          <text:p text:style-name="P4"/>
        </draw:line>
        <draw:rect draw:style-name="gr7" draw:text-style-name="P3" draw:layer="layout" svg:width="2.672cm" svg:height="1.712cm" svg:x="0.421cm" svg:y="6.446cm">
          <text:p text:style-name="P2"><text:span text:style-name="T1">master</text:span></text:p>
        </draw:rect>
        <draw:g>
          <draw:g>
            <draw:line draw:style-name="gr5" draw:text-style-name="P1" draw:layer="layout" svg:x1="9.515cm" svg:y1="1.996cm" svg:x2="9.515cm" svg:y2="6.555cm">
              <text:p text:style-name="P4"/>
            </draw:line>
            <draw:ellipse draw:style-name="gr2" draw:text-style-name="P3" draw:layer="layout" svg:width="3.507cm" svg:height="1.387cm" svg:x="7.679cm" svg:y="0.764cm">
              <text:p text:style-name="P2"><text:span text:style-name="T1">Bidder</text:span></text:p>
            </draw:ellipse>
            <draw:rect draw:style-name="gr7" draw:text-style-name="P3" draw:layer="layout" svg:width="2.672cm" svg:height="1.712cm" svg:x="7.993cm" svg:y="6.555cm">
              <text:p text:style-name="P2"><text:span text:style-name="T1">bidder</text:span></text:p>
            </draw:rect>
          </draw:g>
          <draw:line draw:style-name="gr6" draw:text-style-name="P1" draw:layer="layout" svg:x1="8.8cm" svg:y1="2.167cm" svg:x2="8.788cm" svg:y2="6.587cm">
            <text:p text:style-name="P4"/>
          </draw:line>
        </draw:g>
        <draw:g>
          <draw:g>
            <draw:line draw:style-name="gr5" draw:text-style-name="P1" draw:layer="layout" svg:x1="13.445cm" svg:y1="2.022cm" svg:x2="13.445cm" svg:y2="6.581cm">
              <text:p text:style-name="P4"/>
            </draw:line>
            <draw:ellipse draw:style-name="gr2" draw:text-style-name="P3" draw:layer="layout" svg:width="3.507cm" svg:height="1.387cm" svg:x="11.609cm" svg:y="0.79cm">
              <text:p text:style-name="P2"><text:span text:style-name="T1">Bidder</text:span></text:p>
            </draw:ellipse>
            <draw:rect draw:style-name="gr7" draw:text-style-name="P3" draw:layer="layout" svg:width="2.672cm" svg:height="1.712cm" svg:x="11.923cm" svg:y="6.581cm">
              <text:p text:style-name="P2"><text:span text:style-name="T1">bidder</text:span></text:p>
            </draw:rect>
          </draw:g>
          <draw:line draw:style-name="gr6" draw:text-style-name="P1" draw:layer="layout" svg:x1="12.73cm" svg:y1="2.193cm" svg:x2="12.718cm" svg:y2="6.613cm">
            <text:p text:style-name="P4"/>
          </draw:line>
        </draw:g>
        <draw:g>
          <draw:g>
            <draw:line draw:style-name="gr5" draw:text-style-name="P1" draw:layer="layout" svg:x1="5.745cm" svg:y1="1.917cm" svg:x2="5.745cm" svg:y2="6.476cm">
              <text:p text:style-name="P4"/>
            </draw:line>
            <draw:ellipse draw:style-name="gr2" draw:text-style-name="P3" draw:layer="layout" svg:width="3.507cm" svg:height="1.387cm" svg:x="3.909cm" svg:y="0.685cm">
              <text:p text:style-name="P2"><text:span text:style-name="T1">Bidder</text:span></text:p>
            </draw:ellipse>
            <draw:rect draw:style-name="gr7" draw:text-style-name="P3" draw:layer="layout" svg:width="2.672cm" svg:height="1.712cm" svg:x="4.223cm" svg:y="6.476cm">
              <text:p text:style-name="P2"><text:span text:style-name="T1">bidder</text:span></text:p>
            </draw:rect>
          </draw:g>
          <draw:line draw:style-name="gr6" draw:text-style-name="P1" draw:layer="layout" svg:x1="5.03cm" svg:y1="2.088cm" svg:x2="5.018cm" svg:y2="6.508cm">
            <text:p text:style-name="P4"/>
          </draw:line>
        </draw:g>
        <draw:g>
          <draw:frame draw:style-name="gr8" draw:text-style-name="P6" draw:layer="layout" svg:width="1.797cm" svg:height="2.121cm" svg:x="15.675cm" svg:y="0.39cm">
            <draw:text-box>
              <text:p text:style-name="P4"><text:span text:style-name="T2">...</text:span></text:p>
            </draw:text-box>
          </draw:frame>
          <draw:frame draw:style-name="gr8" draw:text-style-name="P6" draw:layer="layout" svg:width="1.797cm" svg:height="2.121cm" svg:x="15.887cm" svg:y="6.166cm">
            <draw:text-box>
              <text:p text:style-name="P4"><text:span text:style-name="T2">..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27T14:12:48</meta:creation-date>
    <dc:date>2007-11-27T14:13:48</dc:date>
    <dc:language>en-US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